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row" style:name="a16e6e4">
      <style:table-row-properties style:row-height="4.27mm" style:use-optimal-row-height="true"/>
    </style:style>
    <style:style style:family="table-row" style:name="a28c762">
      <style:table-row-properties style:row-height="4.52mm" style:use-optimal-row-height="true"/>
    </style:style>
    <style:style style:family="table-column" style:name="a26ccf8">
      <style:table-column-properties style:column-width="22.58mm"/>
    </style:style>
    <style:style style:family="table" style:name="a48a0ab">
      <style:table-properties style:rel-width="100%" table:display="true"/>
    </style:style>
    <style:style style:family="table-cell" style:name="adf5a01" style:parent-style-name="Default">
      <style:table-cell-properties fo:background-color="#2300dc"/>
    </style:style>
    <style:style style:family="text" style:name="a07faff" style:parent-style-name="Default"/>
    <style:style style:family="table-cell" style:name="a640bad" style:parent-style-name="Default">
      <style:table-cell-properties fo:background-color="#2300dc"/>
    </style:style>
    <style:style style:family="paragraph" style:name="af5d1ad" style:parent-style-name="Default"/>
    <style:style style:family="text" style:name="abac758" style:parent-style-name="Default"/>
    <style:style style:family="table-cell" style:name="a7dc629" style:parent-style-name="Default">
      <style:table-cell-properties fo:background-color="#2300dc"/>
    </style:style>
    <style:style style:family="paragraph" style:name="ae6d8bd" style:parent-style-name="Default"/>
    <style:style style:family="text" style:name="a699ca9" style:parent-style-name="Default"/>
    <style:style style:family="table-cell" style:name="a69b598" style:parent-style-name="Default">
      <style:table-cell-properties fo:background-color="#2300dc"/>
    </style:style>
    <style:style style:family="paragraph" style:name="a144830" style:parent-style-name="Default"/>
    <style:style style:family="table-cell" style:name="ae77068" style:parent-style-name="Default">
      <style:table-cell-properties fo:background-color="#2300dc"/>
    </style:style>
    <style:style style:family="table-cell" style:name="ae5a627" style:parent-style-name="Default">
      <style:table-cell-properties fo:background-color="#00ff00"/>
    </style:style>
    <style:style style:family="text" style:name="a377b93" style:parent-style-name="Default"/>
    <style:style style:family="table-cell" style:name="a3f9ef7" style:parent-style-name="Default">
      <style:table-cell-properties fo:background-color="#00ff00"/>
    </style:style>
    <style:style style:family="paragraph" style:name="aa42167" style:parent-style-name="Default"/>
    <style:style style:family="text" style:name="af42243" style:parent-style-name="Default"/>
    <style:style style:family="table-cell" style:name="aeb24e6" style:parent-style-name="Default">
      <style:table-cell-properties fo:background-color="#00ff00"/>
    </style:style>
    <style:style style:family="paragraph" style:name="a6ca2c4" style:parent-style-name="Default"/>
    <style:style style:family="text" style:name="a2b9a42" style:parent-style-name="Default"/>
    <style:style style:family="table-cell" style:name="ad08eda" style:parent-style-name="Default">
      <style:table-cell-properties fo:background-color="#00ff00"/>
    </style:style>
    <style:style style:family="paragraph" style:name="a0f6d72" style:parent-style-name="Default"/>
    <style:style style:family="table-cell" style:name="a0e0856" style:parent-style-name="Default">
      <style:table-cell-properties fo:background-color="#00ff00"/>
    </style:style>
    <style:style style:family="table-cell" style:name="a758066" style:parent-style-name="Default">
      <style:table-cell-properties fo:background-color="#ff0000"/>
    </style:style>
    <style:style style:family="text" style:name="ab80f0f" style:parent-style-name="Default"/>
    <style:style style:family="table-cell" style:name="ac30998" style:parent-style-name="Default">
      <style:table-cell-properties fo:background-color="#ff0000"/>
    </style:style>
    <style:style style:family="paragraph" style:name="a2caf4f" style:parent-style-name="Default"/>
    <style:style style:family="text" style:name="af32719" style:parent-style-name="Default"/>
    <style:style style:family="table-cell" style:name="a85ce1b" style:parent-style-name="Default">
      <style:table-cell-properties fo:background-color="#ff0000"/>
    </style:style>
    <style:style style:family="paragraph" style:name="ae9b157" style:parent-style-name="Default"/>
    <style:style style:family="text" style:name="a0522ee" style:parent-style-name="Default"/>
    <style:style style:family="table-cell" style:name="a757c35" style:parent-style-name="Default">
      <style:table-cell-properties fo:background-color="#ff0000"/>
    </style:style>
    <style:style style:family="paragraph" style:name="a310f6d" style:parent-style-name="Default"/>
    <style:style style:family="text" style:name="a95a42f" style:parent-style-name="Default"/>
    <style:style style:family="table-cell" style:name="ad99318" style:parent-style-name="Default">
      <style:table-cell-properties fo:background-color="#ff0000"/>
    </style:style>
    <style:style style:family="paragraph" style:name="ad080b2" style:parent-style-name="Default"/>
    <style:style style:family="table-cell" style:name="a0bd21f" style:parent-style-name="Default">
      <style:table-cell-properties fo:background-color="#ff0000"/>
    </style:style>
    <style:style style:family="text" style:name="ad89bd3" style:parent-style-name="Default"/>
    <style:style style:family="table-cell" style:name="a54cbb4" style:parent-style-name="Default">
      <style:table-cell-properties fo:background-color="#ff0000"/>
    </style:style>
    <style:style style:family="paragraph" style:name="a07e30b" style:parent-style-name="Default"/>
    <style:style style:family="text" style:name="a022db3" style:parent-style-name="Default"/>
    <style:style style:family="table-cell" style:name="ada63b5" style:parent-style-name="Default">
      <style:table-cell-properties fo:background-color="#ff0000"/>
    </style:style>
    <style:style style:family="paragraph" style:name="aa7f04f" style:parent-style-name="Default"/>
    <style:style style:family="text" style:name="a0b9165" style:parent-style-name="Default"/>
    <style:style style:family="table-cell" style:name="a93ce2a" style:parent-style-name="Default">
      <style:table-cell-properties fo:background-color="#ff0000"/>
    </style:style>
    <style:style style:family="paragraph" style:name="a1a8b55" style:parent-style-name="Default"/>
    <style:style style:family="table-cell" style:name="af2021a" style:parent-style-name="Default">
      <style:table-cell-properties fo:background-color="#ff0000"/>
    </style:style>
    <style:style style:family="table-cell" style:name="a1e598c" style:parent-style-name="Default">
      <style:table-cell-properties fo:background-color="#ffff00"/>
    </style:style>
    <style:style style:family="text" style:name="ad23562" style:parent-style-name="Default"/>
    <style:style style:family="table-cell" style:name="a21e96b" style:parent-style-name="Default">
      <style:table-cell-properties fo:background-color="#ffff00"/>
    </style:style>
    <style:style style:family="paragraph" style:name="a7d7635" style:parent-style-name="Default"/>
    <style:style style:family="text" style:name="aebecc8" style:parent-style-name="Default"/>
    <style:style style:family="table-cell" style:name="a57a7c8" style:parent-style-name="Default">
      <style:table-cell-properties fo:background-color="#ffff00"/>
    </style:style>
    <style:style style:family="paragraph" style:name="a9fe5da" style:parent-style-name="Default"/>
    <style:style style:family="text" style:name="af56242" style:parent-style-name="Default"/>
    <style:style style:family="table-cell" style:name="a16dd74" style:parent-style-name="Default">
      <style:table-cell-properties fo:background-color="#ffff00"/>
    </style:style>
    <style:style style:family="paragraph" style:name="aebea56" style:parent-style-name="Default"/>
    <style:style style:family="text" style:name="afec077" style:parent-style-name="Default"/>
    <style:style style:family="table-cell" style:name="ae10554" style:parent-style-name="Default">
      <style:table-cell-properties fo:background-color="#ffff00"/>
    </style:style>
    <style:style style:family="paragraph" style:name="aa26c6c" style:parent-style-name="Default"/>
    <style:style style:family="table-cell" style:name="a6537ef" style:parent-style-name="Default">
      <style:table-cell-properties fo:background-color="#ffff00"/>
    </style:style>
    <style:style style:family="text" style:name="ae14aa0" style:parent-style-name="Default"/>
    <style:style style:family="table-cell" style:name="a79b327" style:parent-style-name="Default">
      <style:table-cell-properties fo:background-color="#ffff00"/>
    </style:style>
    <style:style style:family="paragraph" style:name="a0f3c4e" style:parent-style-name="Default"/>
    <style:style style:family="text" style:name="a4513f3" style:parent-style-name="Default"/>
    <style:style style:family="table-cell" style:name="abbc99b" style:parent-style-name="Default">
      <style:table-cell-properties fo:background-color="#ffff00"/>
    </style:style>
    <style:style style:family="paragraph" style:name="a4c67a9" style:parent-style-name="Default"/>
    <style:style style:family="text" style:name="a4d4081" style:parent-style-name="Default"/>
    <style:style style:family="table-cell" style:name="a99e03b" style:parent-style-name="Default">
      <style:table-cell-properties fo:background-color="#ffff00"/>
    </style:style>
    <style:style style:family="paragraph" style:name="ad0f7d5" style:parent-style-name="Default"/>
    <style:style style:family="table-cell" style:name="a0d88d3" style:parent-style-name="Default">
      <style:table-cell-properties fo:background-color="#ffff00"/>
    </style:style>
    <style:style style:family="table-cell" style:name="ac87e1c" style:parent-style-name="Default">
      <style:table-cell-properties fo:background-color="#00ffff"/>
    </style:style>
    <style:style style:family="text" style:name="acf5c54" style:parent-style-name="Default"/>
    <style:style style:family="table-cell" style:name="a4b5ade" style:parent-style-name="Default">
      <style:table-cell-properties fo:background-color="#00ffff"/>
    </style:style>
    <style:style style:family="paragraph" style:name="a929cd5" style:parent-style-name="Default"/>
    <style:style style:family="text" style:name="ad1748a" style:parent-style-name="Default"/>
    <style:style style:family="table-cell" style:name="a517417" style:parent-style-name="Default">
      <style:table-cell-properties fo:background-color="#00ffff"/>
    </style:style>
    <style:style style:family="paragraph" style:name="af26444" style:parent-style-name="Default"/>
    <style:style style:family="text" style:name="a0afa8e" style:parent-style-name="Default"/>
    <style:style style:family="table-cell" style:name="a75440f" style:parent-style-name="Default">
      <style:table-cell-properties fo:background-color="#00ffff"/>
    </style:style>
    <style:style style:family="paragraph" style:name="a360382" style:parent-style-name="Default"/>
    <style:style style:family="text" style:name="a1a133b" style:parent-style-name="Default"/>
    <style:style style:family="table-cell" style:name="a4dba53" style:parent-style-name="Default">
      <style:table-cell-properties fo:background-color="#00ffff"/>
    </style:style>
    <style:style style:family="paragraph" style:name="a84e80f" style:parent-style-name="Default"/>
    <style:style style:family="table-cell" style:name="a8b75f1" style:parent-style-name="Default">
      <style:table-cell-properties fo:background-color="#00ffff"/>
    </style:style>
    <style:style style:family="text" style:name="ae30d09" style:parent-style-name="Default"/>
    <style:style style:family="table-cell" style:name="a686d0c" style:parent-style-name="Default">
      <style:table-cell-properties fo:background-color="#00ffff"/>
    </style:style>
    <style:style style:family="paragraph" style:name="a0e1b31" style:parent-style-name="Default"/>
    <style:style style:family="text" style:name="a6b669b" style:parent-style-name="Default"/>
    <style:style style:family="table-cell" style:name="ab06257" style:parent-style-name="Default">
      <style:table-cell-properties fo:background-color="#00ffff"/>
    </style:style>
    <style:style style:family="paragraph" style:name="a875f9e" style:parent-style-name="Default"/>
    <style:style style:family="text" style:name="ae3bb49" style:parent-style-name="Default"/>
    <style:style style:family="table-cell" style:name="a89a865" style:parent-style-name="Default">
      <style:table-cell-properties fo:background-color="#00ffff"/>
    </style:style>
    <style:style style:family="paragraph" style:name="adf773f" style:parent-style-name="Default"/>
    <style:style style:family="table-cell" style:name="ad570a0" style:parent-style-name="Default">
      <style:table-cell-properties fo:background-color="#00ffff"/>
    </style:style>
    <style:style style:family="table-cell" style:name="a06c319" style:parent-style-name="Default">
      <style:table-cell-properties fo:background-color="#ff00ff"/>
    </style:style>
    <style:style style:family="text" style:name="aa95b06" style:parent-style-name="Default"/>
    <style:style style:family="table-cell" style:name="a4dc431" style:parent-style-name="Default">
      <style:table-cell-properties fo:background-color="#ff00ff"/>
    </style:style>
    <style:style style:family="paragraph" style:name="a0ebe6b" style:parent-style-name="Default"/>
    <style:style style:family="text" style:name="acc2fd7" style:parent-style-name="Default"/>
    <style:style style:family="table-cell" style:name="a2af375" style:parent-style-name="Default">
      <style:table-cell-properties fo:background-color="#ff00ff"/>
    </style:style>
    <style:style style:family="paragraph" style:name="a0f65af" style:parent-style-name="Default"/>
    <style:style style:family="text" style:name="a36b36a" style:parent-style-name="Default"/>
    <style:style style:family="table-cell" style:name="a7f6896" style:parent-style-name="Default">
      <style:table-cell-properties fo:background-color="#ff00ff"/>
    </style:style>
    <style:style style:family="paragraph" style:name="ac75da8" style:parent-style-name="Default"/>
    <style:style style:family="text" style:name="ae8b0cb" style:parent-style-name="Default"/>
    <style:style style:family="table-cell" style:name="a2f36cf" style:parent-style-name="Default">
      <style:table-cell-properties fo:background-color="#ff00ff"/>
    </style:style>
    <style:style style:family="paragraph" style:name="afbfd69" style:parent-style-name="Default"/>
    <style:style style:family="table-cell" style:name="a859daf" style:parent-style-name="Default">
      <style:table-cell-properties fo:background-color="#ff00ff"/>
    </style:style>
    <style:style style:family="text" style:name="aa44283" style:parent-style-name="Default"/>
    <style:style style:family="table-cell" style:name="ad40784" style:parent-style-name="Default">
      <style:table-cell-properties fo:background-color="#ff00ff"/>
    </style:style>
    <style:style style:family="paragraph" style:name="a4cd468" style:parent-style-name="Default"/>
    <style:style style:family="text" style:name="a09960c" style:parent-style-name="Default"/>
    <style:style style:family="table-cell" style:name="a3e3fe1" style:parent-style-name="Default">
      <style:table-cell-properties fo:background-color="#ff00ff"/>
    </style:style>
    <style:style style:family="paragraph" style:name="aba8778" style:parent-style-name="Default"/>
    <style:style style:family="text" style:name="aca1a74" style:parent-style-name="Default"/>
    <style:style style:family="table-cell" style:name="a83d967" style:parent-style-name="Default">
      <style:table-cell-properties fo:background-color="#ff00ff"/>
    </style:style>
    <style:style style:family="paragraph" style:name="a14bcf4" style:parent-style-name="Default"/>
    <style:style style:family="table-cell" style:name="acb7d39" style:parent-style-name="Default">
      <style:table-cell-properties fo:background-color="#ff00ff"/>
    </style:style>
    <style:style style:family="table-row" style:name="a728de3">
      <style:table-row-properties style:row-height="4.32mm" style:use-optimal-row-height="true"/>
    </style:style>
    <style:style style:family="table-row" style:name="acbad93">
      <style:table-row-properties style:row-height="4.27mm" style:use-optimal-row-height="true"/>
    </style:style>
    <style:style style:family="table-row" style:name="adc8092">
      <style:table-row-properties style:row-height="4.32mm" style:use-optimal-row-height="true"/>
    </style:style>
    <style:style style:family="table-row" style:name="a9991da">
      <style:table-row-properties style:row-height="4.32mm" style:use-optimal-row-height="true"/>
    </style:style>
    <style:style style:family="table-row" style:name="a57f8df">
      <style:table-row-properties style:row-height="4.32mm" style:use-optimal-row-height="true"/>
    </style:style>
    <style:style style:family="table-row" style:name="a85a5df">
      <style:table-row-properties style:row-height="4.27mm" style:use-optimal-row-height="true"/>
    </style:style>
    <style:style style:family="table-row" style:name="a009af7">
      <style:table-row-properties style:row-height="4.32mm" style:use-optimal-row-height="true"/>
    </style:style>
    <style:style style:family="table-row" style:name="a9c9130">
      <style:table-row-properties style:row-height="4.27mm" style:use-optimal-row-height="true"/>
    </style:style>
    <style:style style:family="table-column" style:name="ae9f1ac">
      <style:table-column-properties style:column-width="22.58mm"/>
    </style:style>
    <style:style style:family="table" style:name="aaa7ab0" style:parent-style-name="Default">
      <style:table-properties style:rel-width="100%" table:display="true"/>
    </style:style>
    <style:style style:family="table-row" style:name="a9cb5c9">
      <style:table-row-properties style:row-height="1.66mm" style:use-optimal-row-height="true"/>
    </style:style>
    <style:style style:family="table-row" style:name="a325962">
      <style:table-row-properties style:row-height="15.08mm" style:use-optimal-row-height="true"/>
    </style:style>
    <style:style style:family="table-row" style:name="a182f23">
      <style:table-row-properties style:row-height="25.08mm" style:use-optimal-row-height="true"/>
    </style:style>
    <style:style style:family="table-row" style:name="aaff39f">
      <style:table-row-properties style:row-height="35.08mm" style:use-optimal-row-height="true"/>
    </style:style>
    <style:style style:family="table-row" style:name="a2f644d">
      <style:table-row-properties style:row-height="45.08mm" style:use-optimal-row-height="true"/>
    </style:style>
    <style:style style:family="table-row" style:name="aaf2aff">
      <style:table-row-properties style:row-height="55.08mm" style:use-optimal-row-height="true"/>
    </style:style>
    <style:style style:family="table-row" style:name="a4d1803">
      <style:table-row-properties style:row-height="65.08mm" style:use-optimal-row-height="true"/>
    </style:style>
  </office:automatic-styles>
  <office:body>
    <office:spreadsheet>
      <table:table table:name="Sheet1" table:style-name="aaa7ab0">
        <table:table-column/>
        <table:table-column/>
        <table:table-column table:number-columns-repeated="5"/>
        <table:table-column/>
        <table:table-column table:number-columns-repeated="5"/>
        <table:table-column table:number-columns-repeated="2" table:style-name="ae9f1ac" table:visibility="collapse"/>
        <table:table-column/>
        <table:table-column table:number-columns-repeated="1002"/>
        <table:table-row table:style-name="a9c9130">
          <table:table-cell/>
          <table:table-cell/>
          <table:table-cell/>
          <table:table-cell table:number-columns-repeated="4"/>
          <table:table-cell/>
          <table:table-cell table:number-columns-repeated="1010"/>
        </table:table-row>
        <table:table-row table:style-name="a009af7">
          <table:table-cell/>
          <table:table-cell/>
          <table:table-cell office:value="1.0" office:value-type="float" table:style-name="Default">
            <text:p text:style-name="Default"><text:span text:style-name="Default">1.0</text:span></text:p>
          </table:table-cell>
          <table:table-cell table:number-columns-repeated="4" table:style-name="Default"/>
          <table:table-cell table:style-name="Default"/>
          <table:table-cell office:value="3.0" office:value-type="float" table:style-name="Default">
            <text:p text:style-name="Default"><text:span text:style-name="Default">3.0</text:span></text:p>
          </table:table-cell>
          <table:table-cell table:number-columns-repeated="1009"/>
        </table:table-row>
        <table:table-row table:style-name="a2f644d">
          <table:table-cell/>
          <table:table-cell/>
          <table:table-cell table:style-name="Default"/>
          <table:table-cell table:number-columns-repeated="4" table:style-name="Default"/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  <table:table-cell table:number-columns-repeated="1009"/>
        </table:table-row>
        <table:table-row table:style-name="aaf2aff">
          <table:table-cell/>
          <table:table-cell table:style-name="acb7d39"/>
          <table:table-cell table:style-name="a83d967"/>
          <table:table-cell table:number-columns-repeated="4" table:style-name="a83d967"/>
          <table:table-cell table:style-name="a3e3fe1"/>
          <table:table-cell office:value="7.0" office:value-type="float" table:style-name="ad40784">
            <text:p text:style-name="a4cd468"><text:span text:style-name="aa44283">7.0</text:span></text:p>
          </table:table-cell>
          <table:table-cell table:number-columns-repeated="3" table:style-name="a859daf"/>
          <table:table-cell office:value-type="string" table:style-name="a2f36cf">
            <text:p text:style-name="afbfd69"><text:span text:style-name="ae8b0cb">a</text:span></text:p>
          </table:table-cell>
          <table:table-cell office:value-type="string" table:style-name="a7f6896">
            <text:p text:style-name="ac75da8"><text:span text:style-name="a36b36a">b</text:span></text:p>
          </table:table-cell>
          <table:table-cell office:value-type="string" table:style-name="a2af375">
            <text:p text:style-name="a0f65af"><text:span text:style-name="acc2fd7">c</text:span></text:p>
          </table:table-cell>
          <table:table-cell office:value-type="string" table:style-name="a4dc431">
            <text:p text:style-name="a0ebe6b"><text:span text:style-name="aa95b06">d</text:span></text:p>
          </table:table-cell>
          <table:table-cell table:number-columns-repeated="1002" table:style-name="a06c319"/>
        </table:table-row>
        <table:table-row table:style-name="a4d1803">
          <table:table-cell/>
          <table:table-cell table:style-name="ad570a0"/>
          <table:table-cell table:style-name="a89a865"/>
          <table:table-cell table:number-columns-repeated="4" table:style-name="a89a865"/>
          <table:table-cell table:style-name="ab06257"/>
          <table:table-cell office:value="8.0" office:value-type="float" table:style-name="a686d0c">
            <text:p text:style-name="a0e1b31"><text:span text:style-name="ae30d09">8.0</text:span></text:p>
          </table:table-cell>
          <table:table-cell table:number-columns-repeated="3" table:style-name="a8b75f1"/>
          <table:table-cell office:value-type="string" table:style-name="a4dba53">
            <text:p text:style-name="a84e80f"><text:span text:style-name="a1a133b">e</text:span></text:p>
          </table:table-cell>
          <table:table-cell office:value-type="string" table:style-name="a75440f">
            <text:p text:style-name="a360382"><text:span text:style-name="a0afa8e">f</text:span></text:p>
          </table:table-cell>
          <table:table-cell office:value-type="string" table:style-name="a517417">
            <text:p text:style-name="af26444"><text:span text:style-name="ad1748a">g</text:span></text:p>
          </table:table-cell>
          <table:table-cell office:value-type="string" table:style-name="a4b5ade">
            <text:p text:style-name="a929cd5"><text:span text:style-name="acf5c54">h</text:span></text:p>
          </table:table-cell>
          <table:table-cell table:number-columns-repeated="1002" table:style-name="ac87e1c"/>
        </table:table-row>
        <table:table-row table:style-name="a9991da" table:visibility="collapse">
          <table:table-cell/>
          <table:table-cell table:style-name="a0d88d3"/>
          <table:table-cell office:value="7.0" office:value-type="float" table:style-name="a99e03b">
            <text:p text:style-name="ad0f7d5"><text:span text:style-name="a4d4081">7.0</text:span></text:p>
          </table:table-cell>
          <table:table-cell table:number-columns-repeated="4" table:style-name="a99e03b"/>
          <table:table-cell table:style-name="abbc99b"/>
          <table:table-cell office:value="9.0" office:value-type="float" table:style-name="a79b327">
            <text:p text:style-name="a0f3c4e"><text:span text:style-name="ae14aa0">9.0</text:span></text:p>
          </table:table-cell>
          <table:table-cell table:number-columns-repeated="3" table:style-name="a6537ef"/>
          <table:table-cell office:value-type="string" table:style-name="ae10554">
            <text:p text:style-name="aa26c6c"><text:span text:style-name="afec077">I</text:span></text:p>
          </table:table-cell>
          <table:table-cell office:value-type="string" table:style-name="a16dd74">
            <text:p text:style-name="aebea56"><text:span text:style-name="af56242">j</text:span></text:p>
          </table:table-cell>
          <table:table-cell office:value-type="string" table:style-name="a57a7c8">
            <text:p text:style-name="a9fe5da"><text:span text:style-name="aebecc8">k</text:span></text:p>
          </table:table-cell>
          <table:table-cell office:value-type="string" table:style-name="a21e96b">
            <text:p text:style-name="a7d7635"><text:span text:style-name="ad23562">l</text:span></text:p>
          </table:table-cell>
          <table:table-cell table:number-columns-repeated="1002" table:style-name="a1e598c"/>
        </table:table-row>
        <table:table-row table:style-name="adc8092">
          <table:table-cell/>
          <table:table-cell table:style-name="af2021a"/>
          <table:table-cell office:value="8.0" office:value-type="float" table:style-name="a93ce2a">
            <text:p text:style-name="a1a8b55"><text:span text:style-name="a0b9165">8.0</text:span></text:p>
          </table:table-cell>
          <table:table-cell table:number-columns-repeated="4" table:style-name="a93ce2a"/>
          <table:table-cell table:style-name="ada63b5"/>
          <table:table-cell office:value="10.0" office:value-type="float" table:style-name="a54cbb4">
            <text:p text:style-name="a07e30b"><text:span text:style-name="ad89bd3">10.0</text:span></text:p>
          </table:table-cell>
          <table:table-cell table:number-columns-repeated="3" table:style-name="a0bd21f"/>
          <table:table-cell office:value-type="string" table:style-name="ad99318">
            <text:p text:style-name="ad080b2"><text:span text:style-name="a95a42f">m</text:span></text:p>
          </table:table-cell>
          <table:table-cell office:value-type="string" table:style-name="a757c35">
            <text:p text:style-name="a310f6d"><text:span text:style-name="a0522ee">n</text:span></text:p>
          </table:table-cell>
          <table:table-cell office:value-type="string" table:style-name="a85ce1b">
            <text:p text:style-name="ae9b157"><text:span text:style-name="af32719">o</text:span></text:p>
          </table:table-cell>
          <table:table-cell office:value-type="string" table:style-name="ac30998">
            <text:p text:style-name="a2caf4f"><text:span text:style-name="ab80f0f">p</text:span></text:p>
          </table:table-cell>
          <table:table-cell table:number-columns-repeated="1002" table:style-name="a758066"/>
        </table:table-row>
        <table:table-row table:number-rows-repeated="5" table:style-name="adc8092">
          <table:table-cell/>
          <table:table-cell table:style-name="af2021a"/>
          <table:table-cell table:style-name="a93ce2a"/>
          <table:table-cell table:number-columns-repeated="4" table:style-name="a93ce2a"/>
          <table:table-cell table:style-name="ada63b5"/>
          <table:table-cell table:style-name="a54cbb4"/>
          <table:table-cell table:number-columns-repeated="3" table:style-name="a0bd21f"/>
          <table:table-cell table:style-name="ad99318"/>
          <table:table-cell table:style-name="a757c35"/>
          <table:table-cell table:style-name="a85ce1b"/>
          <table:table-cell table:style-name="ac30998"/>
          <table:table-cell table:number-columns-repeated="1002" table:style-name="a758066"/>
        </table:table-row>
        <table:table-row table:style-name="adc8092">
          <table:table-cell/>
          <table:table-cell table:style-name="a0e0856"/>
          <table:table-cell office:value="9.0" office:value-type="float" table:style-name="ad08eda">
            <text:p text:style-name="a0f6d72"><text:span text:style-name="a2b9a42">9.0</text:span></text:p>
          </table:table-cell>
          <table:table-cell table:number-columns-repeated="4" table:style-name="ad08eda"/>
          <table:table-cell table:style-name="aeb24e6"/>
          <table:table-cell office:value="11.0" office:value-type="float" table:style-name="a3f9ef7">
            <text:p text:style-name="aa42167"><text:span text:style-name="a377b93">11.0</text:span></text:p>
          </table:table-cell>
          <table:table-cell table:number-columns-repeated="1009" table:style-name="ae5a627"/>
        </table:table-row>
        <table:table-row table:style-name="adc8092">
          <table:table-cell/>
          <table:table-cell table:style-name="ae77068"/>
          <table:table-cell office:value="10.0" office:value-type="float" table:style-name="a69b598">
            <text:p text:style-name="a144830"><text:span text:style-name="a699ca9">10.0</text:span></text:p>
          </table:table-cell>
          <table:table-cell table:number-columns-repeated="4" table:style-name="a69b598"/>
          <table:table-cell table:style-name="a7dc629"/>
          <table:table-cell office:value="12.0" office:value-type="float" table:style-name="a640bad">
            <text:p text:style-name="af5d1ad"><text:span text:style-name="a07faff">12.0</text:span></text:p>
          </table:table-cell>
          <table:table-cell table:number-columns-repeated="1009" table:style-name="adf5a01"/>
        </table:table-row>
        <table:table-row table:style-name="acbad93">
          <table:table-cell/>
          <table:table-cell/>
          <table:table-cell office:value="11.0" office:value-type="float" table:style-name="Default">
            <text:p text:style-name="Default"><text:span text:style-name="Default">11.0</text:span></text:p>
          </table:table-cell>
          <table:table-cell table:number-columns-repeated="4" table:style-name="Default"/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table:number-columns-repeated="1009"/>
        </table:table-row>
        <table:table-row table:style-name="acbad93">
          <table:table-cell/>
          <table:table-cell/>
          <table:table-cell office:value="12.0" office:value-type="float" table:style-name="Default">
            <text:p text:style-name="Default"><text:span text:style-name="Default">12.0</text:span></text:p>
          </table:table-cell>
          <table:table-cell table:number-columns-repeated="4" table:style-name="Default"/>
          <table:table-cell table:style-name="Default"/>
          <table:table-cell office:value="14.0" office:value-type="float" table:style-name="Default">
            <text:p text:style-name="Default"><text:span text:style-name="Default">14.0</text:span></text:p>
          </table:table-cell>
          <table:table-cell table:number-columns-repeated="1009"/>
        </table:table-row>
        <table:table-row table:style-name="acbad93">
          <table:table-cell/>
          <table:table-cell/>
          <table:table-cell office:value="13.0" office:value-type="float" table:style-name="Default">
            <text:p text:style-name="Default"><text:span text:style-name="Default">13.0</text:span></text:p>
          </table:table-cell>
          <table:table-cell table:number-columns-repeated="4" table:style-name="Default"/>
          <table:table-cell table:style-name="Default"/>
          <table:table-cell office:value="15.0" office:value-type="float" table:style-name="Default">
            <text:p text:style-name="Default"><text:span text:style-name="Default">15.0</text:span></text:p>
          </table:table-cell>
          <table:table-cell table:number-columns-repeated="1009"/>
        </table:table-row>
        <table:table-row table:style-name="a728de3">
          <table:table-cell/>
          <table:table-cell/>
          <table:table-cell/>
          <table:table-cell table:number-columns-repeated="4"/>
          <table:table-cell/>
          <table:table-cell table:number-columns-repeated="1010"/>
        </table:table-row>
        <table:table-row table:style-name="a9cb5c9">
          <table:table-cell/>
          <table:table-cell/>
          <table:table-cell/>
          <table:table-cell table:number-columns-repeated="4"/>
          <table:table-cell/>
          <table:table-cell table:number-columns-repeated="2"/>
          <table:table-cell office:value-type="string">
            <text:p>test</text:p>
          </table:table-cell>
          <table:table-cell table:number-columns-repeated="1007"/>
        </table:table-row>
        <table:table-row table:number-rows-repeated="1048557">
          <table:table-cell/>
          <table:table-cell table:number-columns-repeated="6"/>
          <table:table-cell/>
          <table:table-cell/>
          <table:table-cell table:number-columns-repeated="1009"/>
          <table:table-cell table:number-columns-repeated="4"/>
        </table:table-row>
      </table:table>
      <table:table table:name="Sheet2" table:style-name="a48a0ab">
        <table:table-column table:number-columns-repeated="4" table:style-name="a26ccf8"/>
        <table:table-row table:style-name="a28c762">
          <table:table-cell table:number-columns-repeated="4" table:style-name="Default"/>
        </table:table-row>
        <table:table-row table:style-name="a16e6e4">
          <table:table-cell table:style-name="Default"/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</table:table-row>
        <table:table-row table:style-name="a16e6e4"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</table:table-row>
        <table:table-row table:style-name="a16e6e4"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</table:table-row>
        <table:table-row table:style-name="a16e6e4"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</table:table-row>
        <table:table-row table:style-name="a16e6e4">
          <table:table-cell table:style-name="Default"/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</table:table-row>
        <table:table-row table:style-name="a16e6e4">
          <table:table-cell table:style-name="Default"/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</table:table-row>
        <table:table-row table:style-name="a16e6e4">
          <table:table-cell table:style-name="Default"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</table:table-row>
        <table:table-row table:style-name="a16e6e4">
          <table:table-cell table:style-name="Default"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</table:table-row>
        <table:table-row table:style-name="a16e6e4"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</table:table-row>
        <table:table-row table:style-name="a16e6e4">
          <table:table-cell table:style-name="Default"/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</table:table-row>
        <table:table-row table:style-name="a16e6e4">
          <table:table-cell table:style-name="Default"/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</table:table-row>
        <table:table-row table:style-name="a16e6e4">
          <table:table-cell table:style-name="Default"/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</table:table-row>
        <table:table-row table:style-name="a16e6e4">
          <table:table-cell table:style-name="Default"/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</table:table-row>
        <table:table-row table:style-name="a16e6e4">
          <table:table-cell table:style-name="Default"/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</table:table-row>
        <table:table-row table:style-name="a16e6e4">
          <table:table-cell table:style-name="Default"/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</table:table-row>
        <table:table-row table:style-name="a16e6e4">
          <table:table-cell table:style-name="Default"/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</table:table-row>
        <table:table-row table:style-name="a16e6e4">
          <table:table-cell table:style-name="Default"/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</table:table-row>
        <table:table-row table:style-name="a16e6e4">
          <table:table-cell table:style-name="Default"/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</table:table-row>
        <table:table-row table:style-name="a16e6e4">
          <table:table-cell table:style-name="Default"/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</table:table-row>
        <table:table-row table:style-name="a16e6e4">
          <table:table-cell table:style-name="Default"/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  <table:table-cell office:value="26.0" office:value-type="float" table:style-name="Default">
            <text:p text:style-name="Default"><text:span text:style-name="Default">26.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/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1</dc:date>
    <meta:editing-cycles>2</meta:editing-cycles>
    <meta:editing-duration>PT0.063S</meta:editing-duration>
  </office:meta>
</office:document-meta>
</file>